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0334"/>
    </style:style>
    <style:style style:name="P2" style:family="paragraph" style:parent-style-name="Standard">
      <style:text-properties officeooo:paragraph-rsid="0019c45c"/>
    </style:style>
    <style:style style:name="P3" style:family="paragraph" style:parent-style-name="Standard">
      <style:text-properties officeooo:paragraph-rsid="001a2022"/>
    </style:style>
    <style:style style:name="P4" style:family="paragraph" style:parent-style-name="Standard">
      <style:text-properties officeooo:rsid="00170334" officeooo:paragraph-rsid="001d4fb0"/>
    </style:style>
    <style:style style:name="P5" style:family="paragraph" style:parent-style-name="Standard">
      <style:text-properties officeooo:rsid="00170334" officeooo:paragraph-rsid="001ec1fe"/>
    </style:style>
    <style:style style:name="P6" style:family="paragraph" style:parent-style-name="Standard">
      <style:text-properties officeooo:rsid="00170334" officeooo:paragraph-rsid="00228941"/>
    </style:style>
    <style:style style:name="P7" style:family="paragraph" style:parent-style-name="Standard">
      <style:text-properties officeooo:rsid="0019b2e2" officeooo:paragraph-rsid="0019c45c"/>
    </style:style>
    <style:style style:name="P8" style:family="paragraph" style:parent-style-name="Standard">
      <style:text-properties officeooo:rsid="001a2022" officeooo:paragraph-rsid="0019c45c"/>
    </style:style>
    <style:style style:name="P9" style:family="paragraph" style:parent-style-name="Standard">
      <style:text-properties officeooo:rsid="001a2022" officeooo:paragraph-rsid="001a2022"/>
    </style:style>
    <style:style style:name="P10" style:family="paragraph" style:parent-style-name="Standard">
      <style:text-properties officeooo:rsid="001a2022" officeooo:paragraph-rsid="001ec1fe"/>
    </style:style>
    <style:style style:name="P11" style:family="paragraph" style:parent-style-name="Standard">
      <style:text-properties officeooo:rsid="0019c45c" officeooo:paragraph-rsid="0019c45c"/>
    </style:style>
    <style:style style:name="P12" style:family="paragraph" style:parent-style-name="Standard">
      <style:text-properties officeooo:rsid="001c113c" officeooo:paragraph-rsid="001c113c"/>
    </style:style>
    <style:style style:name="P13" style:family="paragraph" style:parent-style-name="Standard">
      <style:text-properties officeooo:rsid="001c113c" officeooo:paragraph-rsid="001ec1fe"/>
    </style:style>
    <style:style style:name="P14" style:family="paragraph" style:parent-style-name="Standard">
      <style:text-properties officeooo:rsid="001c1e2a" officeooo:paragraph-rsid="001ec1fe"/>
    </style:style>
    <style:style style:name="P15" style:family="paragraph" style:parent-style-name="Standard">
      <style:text-properties officeooo:rsid="001c1e2a" officeooo:paragraph-rsid="001c113c"/>
    </style:style>
    <style:style style:name="P16" style:family="paragraph" style:parent-style-name="Standard">
      <style:text-properties officeooo:rsid="001c1e2a" officeooo:paragraph-rsid="0020a50b"/>
    </style:style>
    <style:style style:name="P17" style:family="paragraph" style:parent-style-name="Standard">
      <style:text-properties officeooo:paragraph-rsid="001ec1fe"/>
    </style:style>
    <style:style style:name="P18" style:family="paragraph" style:parent-style-name="Standard">
      <style:text-properties officeooo:paragraph-rsid="0019c45c"/>
    </style:style>
    <style:style style:name="P19" style:family="paragraph" style:parent-style-name="Standard">
      <style:text-properties officeooo:paragraph-rsid="00170334"/>
    </style:style>
    <style:style style:name="P20" style:family="paragraph" style:parent-style-name="Standard">
      <style:text-properties fo:font-weight="bold" officeooo:paragraph-rsid="0020a50b" style:font-weight-asian="bold" style:font-weight-complex="bold"/>
    </style:style>
    <style:style style:name="P21" style:family="paragraph" style:parent-style-name="Standard">
      <style:text-properties fo:font-weight="bold" officeooo:rsid="001c1e2a" officeooo:paragraph-rsid="0020a50b" style:font-weight-asian="bold" style:font-weight-complex="bold"/>
    </style:style>
    <style:style style:name="T1" style:family="text">
      <style:text-properties officeooo:rsid="00170334"/>
    </style:style>
    <style:style style:name="T2" style:family="text">
      <style:text-properties officeooo:rsid="0019b2e2"/>
    </style:style>
    <style:style style:name="T3" style:family="text">
      <style:text-properties officeooo:rsid="0019c45c"/>
    </style:style>
    <style:style style:name="T4" style:family="text">
      <style:text-properties officeooo:rsid="001a2022"/>
    </style:style>
    <style:style style:name="T5" style:family="text">
      <style:text-properties officeooo:rsid="001b5de4"/>
    </style:style>
    <style:style style:name="T6" style:family="text">
      <style:text-properties officeooo:rsid="001d4fb0"/>
    </style:style>
    <style:style style:name="T7" style:family="text">
      <style:text-properties officeooo:rsid="001ec1f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0a50b"/>
    </style:style>
    <style:style style:name="T10" style:family="text">
      <style:text-properties officeooo:rsid="00228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0"><text:span text:style-name="T9">Aufgabe 1</text:span></text:p>
      <text:p text:style-name="P1"><text:span text:style-name="T1">1.</text:span><text:span text:style-name="T5"> <text:s/></text:span><text:span text:style-name="T6">Bootstrap Protocol (BOOTP)</text:span></text:p>
      <text:p text:style-name="P4"><text:span text:style-name="T6"><text:tab/>Discover, Offer, Request, Ack</text:span></text:p>
      <text:p text:style-name="P4"><text:span text:style-name="T6">Port<text:tab/>(67-&gt;68)</text:span></text:p>
      <text:p text:style-name="P4"><text:span text:style-name="T6"><text:tab/><text:tab/>Src<text:tab/><text:tab/><text:tab/>Dst</text:span></text:p>
      <text:p text:style-name="P4"><text:span text:style-name="T6">Router<text:tab/><text:tab/>192.168.178.1<text:tab/><text:tab/>255.255.255.255</text:span></text:p>
      <text:p text:style-name="P4"><text:span text:style-name="T6">Client<text:tab/><text:tab/>0.0.0.0<text:tab/><text:tab/><text:tab/>255.255.255.255</text:span></text:p>
      <text:p text:style-name="P4"><text:span text:style-name="T6"/></text:p>
      <text:p text:style-name="P5"><text:span text:style-name="T7">Die ClientenIP ist zu Begin 0.0.0.0</text:span></text:p>
      <text:p text:style-name="P6"><text:span text:style-name="T10">255.255.255.255 Broadcast</text:span></text:p>
      <text:p text:style-name="P6"><text:span text:style-name="T10"/></text:p>
      <text:p text:style-name="P7">2. <text:span text:style-name="T7">Domain Name System (DNS) ermittelt die nötige IP Adresse zu dem Aufruf</text:span></text:p>
      <text:p text:style-name="P2"/>
      <text:p text:style-name="P17"><text:span text:style-name="T7">Ablauf in unserem Capture</text:span></text:p>
      <text:p text:style-name="P2"><text:span text:style-name="T3">→No12</text:span><text:span text:style-name="T2"><text:tab/>Zunächst wird das Netzwerk </text:span><text:span text:style-name="T3">eingestellt mittels NBNS</text:span></text:p>
      <text:p text:style-name="P2"><text:span text:style-name="T3"><text:tab/><text:tab/></text:span><text:span text:style-name="T4">→ Gerätenamen und IP werden registriert beim WINS-Server</text:span></text:p>
      <text:p text:style-name="P8"/>
      <text:p text:style-name="P2"><text:span text:style-name="T3">→No26 </text:span><text:span text:style-name="T2"><text:tab/></text:span><text:span text:style-name="T3">DNS ermittelt IP zu „www.google.de“</text:span><text:span text:style-name="T2"> </text:span></text:p>
      <text:p text:style-name="P2"><text:span text:style-name="T3">→No30<text:tab/>TCP erzeugt sichere Verbindung mit GoogleServer</text:span><text:span text:style-name="T2"><text:tab/> </text:span></text:p>
      <text:p text:style-name="P2"><text:span text:style-name="T3">→No33<text:tab/>Anfrage „</text:span><text:a xlink:type="simple" xlink:href="http://www.google.de/"><text:span text:style-name="T3">www.google.de</text:span></text:a><text:span text:style-name="T3">“ wird an GoogleServer versendet</text:span></text:p>
      <text:p text:style-name="P11">→No35<text:tab/>google sendet Html code zurück</text:p>
      <text:p text:style-name="P9"/>
      <text:p text:style-name="P9">→ <text:tab/><text:tab/>Daten werden über TLSv1 Protokoll versendet <text:tab/><text:tab/></text:p>
      <text:p text:style-name="P3"><text:span text:style-name="T3"><text:tab/><text:tab/></text:span><text:span text:style-name="T4">( gesichertes Transportprotokoll)</text:span></text:p>
      <text:p text:style-name="P9"/>
      <text:p text:style-name="P10"><text:span text:style-name="T7"/></text:p>
      <text:p text:style-name="P13">3. Die Suchanfrage w<text:span text:style-name="T7">urde in unserem Capture</text:span> verschlüsselt verschickt, mittels TLSv1.</text:p>
      <text:p text:style-name="P13"><text:span text:style-name="T7">Die Anfrage ist in unverschlüsselter Form ebenfalls HTTP <text:s/>(port 80)</text:span></text:p>
      <text:p text:style-name="P13"><text:span text:style-name="T7"/></text:p>
      <text:p text:style-name="P12">4. Es kann bei einer Beobachtung sämtliche Daten aufgezeichnet werden die sich in Reichweite der Wlan Karte befindet. Dabei wird der gesammte Traffic mitgeschnitten.<text:line-break/>Die Nutzung von Protkollen, wie <text:s/>HTTP, FTP, SMTP birgt halt dan Risiken mit sich, wenn persönliche Daten versendet werden.</text:p>
      <text:p text:style-name="P12"/>
      <text:p text:style-name="P12"/>
      <text:p text:style-name="P15"><text:span text:style-name="T8"/></text:p>
      <text:p text:style-name="P14">5. Es gibt kein HTTP Protokoll mehr. Die Daten werden stattdessen komplett mi<text:span text:style-name="T7">t</text:span>tels TLSv1 <text:span text:style-name="T7">und Secure Socket Layer (TLS) </text:span><text:s/><text:span text:style-name="T7">v</text:span>ersch<text:span text:style-name="T7">lüsselt. Die Suchanfrage ist nicht mehr auffindbar.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21"><text:span text:style-name="T9">Aufgabe 3</text:span></text:p>
      <text:p text:style-name="P16"><text:span text:style-name="T9"/></text:p>
      <text:p text:style-name="P16"><text:span text:style-name="T9">1<text:tab/>cascada-ubu-eecsit.tu-berlin.de (130.149.245.242)</text:span></text:p>
      <text:p text:style-name="P16"><text:span text:style-name="T9">2<text:tab/>130.149.245.193</text:span></text:p>
      <text:p text:style-name="P16"><text:span text:style-name="T9">3<text:tab/>xr-tub2-te2-4.x-win.dfu.de(188.1.235.117)</text:span></text:p>
      <text:p text:style-name="P16"><text:span text:style-name="T9">4<text:tab/>cr-tub1-te0-0-0-0.x-win.dfu.de(188.1.144.157)</text:span></text:p>
      <text:p text:style-name="P16"><text:span text:style-name="T9">5<text:tab/>te3-1.c101.f.de.plusline.net(80.81.192.132)</text:span></text:p>
      <text:p text:style-name="P16"><text:span text:style-name="T9">6<text:tab/>heise1.f.de.plusline.net(82.98.98.98)</text:span></text:p>
      <text:p text:style-name="P16"><text:span text:style-name="T9">7<text:tab/></text:span><text:a xlink:type="simple" xlink:href="http://www.heisse.de/"><text:span text:style-name="T9">www.heisse.de</text:span></text:a><text:span text:style-name="T9"> (193.99.144.8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</meta:initial-creator>
    <meta:creation-date>2013-06-14T15:59:20</meta:creation-date>
    <dc:date>2013-06-16T21:35:57</dc:date>
    <dc:creator>ramon </dc:creator>
    <meta:editing-duration>PT37M32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31" meta:word-count="205" meta:character-count="1614" meta:non-whitespace-character-count="1413"/>
  </office:meta>
</office:document-meta>
</file>